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9f707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7731" officeooo:paragraph-rsid="001a773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9f707"/>
    </style:style>
    <style:style style:name="T5" style:family="text">
      <style:text-properties officeooo:rsid="001a7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9th</text:span> of <text:span text:style-name="T4">June</text:span> 202<text:span text:style-name="T3">1</text:span> under the <text:span text:style-name="T4">55th</text:span> PA Meeting.</text:p>
      <text:p text:style-name="P1"/>
      <text:p text:style-name="P1">The Assembly, recognising the current situation,</text:p>
      <text:p text:style-name="P1"/>
      <text:p text:style-name="P5">Constitutes the need to hold a vote on the essentials warp feature. Essentials give the ability to easily implement warps and they were used in the old GeoEarthMC server which we ported a bunch of stuff from, so it should be up to the PA to consider it again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5">Emeralda_axe7</text:p>
      <text:p text:style-name="P5">threebody03</text:p>
      <text:p text:style-name="P1"/>
      <text:p text:style-name="P1"/>
      <text:p text:style-name="P1"/>
      <text:p text:style-name="P3"><text:span text:style-name="T1">[</text:span><text:span text:style-name="T2">Motion 55-2: To have a vote on enabling warp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30T11:24:12.539008845</dc:date>
    <meta:editing-duration>PT2M35S</meta:editing-duration>
    <meta:editing-cycles>6</meta:editing-cycles>
    <meta:generator>LibreOffice/7.1.4.2$Linux_X86_64 LibreOffice_project/e19c8e005a853514adc94ef87a3fca3f43994787</meta:generator>
    <meta:document-statistic meta:table-count="0" meta:image-count="0" meta:object-count="0" meta:page-count="1" meta:paragraph-count="9" meta:word-count="86" meta:character-count="492" meta:non-whitespace-character-count="415"/>
  </office:meta>
</office:document-meta>
</file>